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0.751cm"/>
    </style:style>
    <style:style style:name="Таблица1.B" style:family="table-column">
      <style:table-column-properties style:column-width="3.455cm"/>
    </style:style>
    <style:style style:name="Таблица1.C" style:family="table-column">
      <style:table-column-properties style:column-width="7.99cm"/>
    </style:style>
    <style:style style:name="Таблица1.D" style:family="table-column">
      <style:table-column-properties style:column-width="4.8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410d8" officeooo:paragraph-rsid="001410d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officeooo:paragraph-rsid="001410d8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5069f" officeooo:paragraph-rsid="0015069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ize="14pt" fo:language="ru" fo:country="RU" fo:font-weight="normal" officeooo:rsid="001741d1" officeooo:paragraph-rsid="001741d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en" fo:country="US" fo:font-weight="bold" officeooo:paragraph-rsid="001410d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ru" fo:country="RU" fo:font-weight="normal" officeooo:rsid="0015be86" officeooo:paragraph-rsid="0015069f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size="14pt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7162c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paragraph-rsid="0018a977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officeooo:paragraph-rsid="0018a977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shadow="none"/>
      <style:text-properties style:font-name="Times New Roman" fo:font-size="14pt" officeooo:paragraph-rsid="001ee5a2" style:font-size-asian="14pt" style:font-name-complex="Times New Roman1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ad056" officeooo:paragraph-rsid="001ad056" style:font-size-asian="14pt" style:font-name-complex="Times New Roman1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ee5a2" officeooo:paragraph-rsid="001ee5a2" style:font-size-asian="14pt" style:font-name-complex="Times New Roman1" style:font-size-complex="14pt"/>
    </style:style>
    <style:style style:name="P18" style:family="paragraph" style:parent-style-name="Standard" style:list-style-name="L1">
      <style:text-properties fo:font-size="14pt" officeooo:paragraph-rsid="0017162c" style:font-size-asian="14pt" style:font-size-complex="14pt"/>
    </style:style>
    <style:style style:name="P19" style:family="paragraph" style:parent-style-name="Standard" style:list-style-name="L2">
      <style:text-properties style:font-name="Times New Roman" fo:font-size="14pt" officeooo:paragraph-rsid="0018a977" style:font-size-asian="14pt" style:font-name-complex="Times New Roman1" style:font-size-complex="14pt"/>
    </style:style>
    <style:style style:name="P20" style:family="paragraph" style:parent-style-name="Standard" style:list-style-name="L2">
      <style:text-properties style:font-name="Times New Roman" fo:font-size="14pt" fo:language="ru" fo:country="RU" officeooo:rsid="0018a977" officeooo:paragraph-rsid="0018a977" style:font-size-asian="14pt" style:font-name-complex="Times New Roman1" style:font-size-complex="14pt"/>
    </style:style>
    <style:style style:name="P21" style:family="paragraph" style:parent-style-name="Standard" style:list-style-name="L2">
      <style:text-properties style:font-name="Times New Roman" fo:font-size="14pt" fo:language="ru" fo:country="RU" officeooo:rsid="001ad056" officeooo:paragraph-rsid="001ad056" style:font-size-asian="14pt" style:font-name-complex="Times New Roman1" style:font-size-complex="14pt"/>
    </style:style>
    <style:style style:name="P22" style:family="paragraph" style:parent-style-name="Standard" style:list-style-name="L3">
      <style:paragraph-properties fo:text-align="justify" style:justify-single-word="false" style:shadow="none"/>
      <style:text-properties style:font-name="Times New Roman" fo:font-size="14pt" officeooo:rsid="001950be" officeooo:paragraph-rsid="001950be" style:font-size-asian="14pt" style:font-name-complex="Times New Roman1" style:font-size-complex="14pt"/>
    </style:style>
    <style:style style:name="P23" style:family="paragraph" style:parent-style-name="Standard" style:list-style-name="L11">
      <style:paragraph-properties fo:margin-top="0cm" fo:margin-bottom="0.353cm" loext:contextual-spacing="false" fo:line-height="115%" fo:text-align="start" style:justify-single-word="false" fo:orphans="0" fo:widows="0" style:vertical-align="auto" style:writing-mode="lr-tb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24" style:family="paragraph" style:parent-style-name="Standard" style:list-style-name="WW8Num9">
      <style:paragraph-properties fo:margin-top="0cm" fo:margin-bottom="0.353cm" loext:contextual-spacing="false" fo:line-height="115%" fo:text-align="start" style:justify-single-word="false" fo:orphans="0" fo:widows="0" style:vertical-align="auto" style:writing-mode="lr-tb"/>
      <style:text-properties fo:font-size="14pt" fo:language="ru" fo:country="RU" officeooo:paragraph-rsid="001f3503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f3503"/>
    </style:style>
    <style:style style:name="P2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size="14pt" officeooo:paragraph-rsid="001f3503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officeooo:paragraph-rsid="001f3503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font-name="Times New Roman" fo:font-size="14pt" fo:language="en" fo:country="US" fo:font-weight="bold" officeooo:paragraph-rsid="001f3503" style:font-size-asian="14pt" style:font-weight-asian="bold" style:font-name-complex="Times New Roman1" style:font-size-complex="14pt"/>
    </style:style>
    <style:style style:name="P30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 style:shadow="none"/>
      <style:text-properties style:font-name="Times New Roman" fo:font-size="14pt" fo:language="en" fo:country="US" fo:font-weight="bold" officeooo:paragraph-rsid="001410d8" style:font-size-asian="14pt" style:font-weight-asian="bold" style:font-name-complex="Times New Roman1" style:font-size-complex="14pt"/>
    </style:style>
    <style:style style:name="P31" style:family="paragraph" style:parent-style-name="Table_20_Contents" style:list-style-name="L4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32" style:family="paragraph" style:parent-style-name="Table_20_Contents" style:list-style-name="L5">
      <style:paragraph-properties fo:text-align="justify" style:justify-single-word="false"/>
      <style:text-properties style:font-name="Times New Roman" fo:font-size="14pt" fo:language="ru" fo:country="RU" officeooo:rsid="001b43bd" officeooo:paragraph-rsid="001b43bd" style:font-size-asian="14pt" style:font-name-complex="Times New Roman1" style:font-size-complex="14pt"/>
    </style:style>
    <style:style style:name="P33" style:family="paragraph" style:parent-style-name="Table_20_Contents" style:list-style-name="L6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4" style:family="paragraph" style:parent-style-name="Table_20_Contents" style:list-style-name="L7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5" style:family="paragraph" style:parent-style-name="Table_20_Contents" style:list-style-name="L8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6" style:family="paragraph" style:parent-style-name="Table_20_Contents" style:list-style-name="L9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7" style:family="paragraph" style:parent-style-name="Table_20_Contents" style:list-style-name="L10">
      <style:paragraph-properties fo:text-align="justify" style:justify-single-word="false"/>
      <style:text-properties style:font-name="Times New Roman" fo:font-size="14pt" fo:language="ru" fo:country="RU" officeooo:rsid="001d19fb" officeooo:paragraph-rsid="001d19fb" style:font-size-asian="14pt" style:font-name-complex="Times New Roman1" style:font-size-complex="14pt"/>
    </style:style>
    <style:style style:name="P38" style:family="paragraph" style:parent-style-name="Table_20_Contents">
      <style:paragraph-properties fo:text-align="justify" style:justify-single-word="false" style:snap-to-layout-grid="false"/>
      <style:text-properties fo:font-size="14pt" fo:language="en" fo:country="US" officeooo:paragraph-rsid="001f3503" style:font-size-asian="14pt" style:font-name-complex="Times New Roman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fo:language="en" fo:country="US" officeooo:paragraph-rsid="001f3503" style:font-size-asian="14pt" style:font-name-complex="Times New Roman" style:font-size-complex="14pt"/>
    </style:style>
    <style:style style:name="P40" style:family="paragraph" style:parent-style-name="Table_20_Contents" style:list-style-name="WW8Num2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1" style:family="paragraph" style:parent-style-name="Table_20_Contents" style:list-style-name="WW8Num3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2" style:family="paragraph" style:parent-style-name="Table_20_Contents" style:list-style-name="WW8Num4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3" style:family="paragraph" style:parent-style-name="Table_20_Contents">
      <style:paragraph-properties fo:text-align="justify" style:justify-single-word="false" style:snap-to-layout-gri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4" style:family="paragraph" style:parent-style-name="Table_20_Contents" style:list-style-name="WW8Num5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5" style:family="paragraph" style:parent-style-name="Table_20_Contents" style:list-style-name="WW8Num6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6" style:family="paragraph" style:parent-style-name="Table_20_Contents" style:list-style-name="WW8Num7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7" style:family="paragraph" style:parent-style-name="Table_20_Contents" style:list-style-name="WW8Num8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4pt" fo:language="ru" fo:country="RU" officeooo:paragraph-rsid="001f3503" style:font-size-asian="14pt" style:font-name-complex="Times New Roman" style:font-size-complex="14pt"/>
    </style:style>
    <style:style style:name="P49" style:family="paragraph" style:parent-style-name="Table_20_Contents" style:list-style-name="WW8Num2">
      <style:paragraph-properties fo:text-align="justify" style:justify-single-word="false"/>
      <style:text-properties officeooo:paragraph-rsid="001f3503"/>
    </style:style>
    <style:style style:name="P50" style:family="paragraph" style:parent-style-name="Table_20_Contents">
      <style:paragraph-properties fo:text-align="justify" style:justify-single-word="false" style:snap-to-layout-grid="false"/>
      <style:text-properties officeooo:paragraph-rsid="001f3503"/>
    </style:style>
    <style:style style:name="P51" style:family="paragraph" style:parent-style-name="Table_20_Contents" style:list-style-name="WW8Num3">
      <style:paragraph-properties fo:text-align="justify" style:justify-single-word="false"/>
      <style:text-properties officeooo:paragraph-rsid="001f3503"/>
    </style:style>
    <style:style style:name="P52" style:family="paragraph" style:parent-style-name="Table_20_Contents" style:list-style-name="WW8Num4">
      <style:paragraph-properties fo:text-align="justify" style:justify-single-word="false"/>
      <style:text-properties officeooo:paragraph-rsid="001f3503"/>
    </style:style>
    <style:style style:name="P53" style:family="paragraph" style:parent-style-name="Table_20_Contents" style:list-style-name="WW8Num5">
      <style:paragraph-properties fo:text-align="justify" style:justify-single-word="false"/>
      <style:text-properties officeooo:paragraph-rsid="001f3503"/>
    </style:style>
    <style:style style:name="P54" style:family="paragraph" style:parent-style-name="Table_20_Contents" style:list-style-name="WW8Num6">
      <style:paragraph-properties fo:text-align="justify" style:justify-single-word="false"/>
      <style:text-properties officeooo:paragraph-rsid="001f3503"/>
    </style:style>
    <style:style style:name="P55" style:family="paragraph" style:parent-style-name="Table_20_Contents" style:list-style-name="WW8Num8">
      <style:paragraph-properties fo:text-align="justify" style:justify-single-word="false"/>
      <style:text-properties officeooo:paragraph-rsid="001f3503"/>
    </style:style>
    <style:style style:name="P56" style:family="paragraph" style:parent-style-name="Table_20_Contents">
      <style:paragraph-properties fo:text-align="justify" style:justify-single-word="false"/>
      <style:text-properties officeooo:paragraph-rsid="001f3503"/>
    </style:style>
    <style:style style:name="T1" style:family="text">
      <style:text-properties style:font-name="Times New Roman" fo:language="en" fo:country="US" fo:font-weight="bold" style:font-weight-asian="bold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5069f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5069f" style:font-name-complex="Times New Roman1"/>
    </style:style>
    <style:style style:name="T6" style:family="text">
      <style:text-properties style:font-name="Times New Roman" officeooo:rsid="0015be86" style:font-name-complex="Times New Roman1"/>
    </style:style>
    <style:style style:name="T7" style:family="text">
      <style:text-properties style:font-name="Times New Roman" officeooo:rsid="0004b0f7" style:font-name-complex="Times New Roman1"/>
    </style:style>
    <style:style style:name="T8" style:family="text">
      <style:text-properties style:font-name="Times New Roman" officeooo:rsid="0018a977" style:font-name-complex="Times New Roman1"/>
    </style:style>
    <style:style style:name="T9" style:family="text">
      <style:text-properties style:font-name="Times New Roman" officeooo:rsid="001ad056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language="ru" fo:country="RU" officeooo:rsid="0004b0f7" style:font-name-complex="Times New Roman1"/>
    </style:style>
    <style:style style:name="T12" style:family="text">
      <style:text-properties style:font-name="Times New Roman" fo:language="ru" fo:country="RU" fo:font-weight="normal" officeooo:rsid="0015be86" style:font-weight-asian="normal" style:font-name-complex="Times New Roman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d19fb"/>
    </style:style>
    <style:style style:name="T15" style:family="text">
      <style:text-properties officeooo:rsid="001d19fb"/>
    </style:style>
    <style:style style:name="T16" style:family="text">
      <style:text-properties fo:font-size="14pt" fo:language="ru" fo:country="RU" style:font-size-asian="14pt" style:font-name-complex="Times New Roman" style:font-size-complex="14pt"/>
    </style:style>
    <style:style style:name="T17" style:family="text">
      <style:text-properties fo:font-size="14pt" fo:language="en" fo:country="US" style:font-size-asian="14pt" style:font-name-complex="Times New Roman" style:font-size-complex="14pt"/>
    </style:style>
    <style:style style:name="T18" style:family="text">
      <style:text-properties fo:font-size="14pt" style:font-size-asian="14pt" style:font-name-complex="Times New Roman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Introduction</text:p>
      <text:p text:style-name="P1"><text:span text:style-name="T4">Данный тест-план составлялся с целью детального описания того, что и как будет тестироваться </text:span><text:span text:style-name="T3">EisenhowerMatrix</text:span><text:span text:style-name="T4">. Тест-план поможет систематизировать и детализировать </text:span><text:span text:style-name="T5">процесс</text:span><text:span text:style-name="T4"> тестировани</text:span><text:span text:style-name="T5">я</text:span><text:span text:style-name="T4"> программы.</text:span></text:p>
      <text:p text:style-name="P5">Test Items</text:p>
      <text:p text:style-name="P3"><text:span text:style-name="T4">Объектом тестирования является приложение </text:span><text:span text:style-name="T2">EisenhowerMatrix, </text:span><text:span text:style-name="T4">которое представляет собой </text:span><text:span text:style-name="T6">задачник с четырьмя таблицами, в которые можно записывать различные по важности с срочности задачи. Пользователь имеет возможность вносить в таблицы новые задачи, редактировать и удалять уже имеющиеся задачи. В случае окончания срока исполнения задачи, приложение оповещает пользователя.</text:span></text:p>
      <text:p text:style-name="P6"/>
      <text:p text:style-name="P8">Данный проект должен обладать следующими атрибутами качества:</text:p>
      <text:list xml:id="list3793446712417663796" text:style-name="L1">
        <text:list-item>
          <text:p text:style-name="P18"><text:span text:style-name="T7">н</text:span><text:span text:style-name="T4">адежность;</text:span></text:p>
        </text:list-item>
        <text:list-item>
          <text:p text:style-name="P18"><text:span text:style-name="T7">ф</text:span><text:span text:style-name="T4">ункциональн</text:span><text:span text:style-name="T11">ость</text:span><text:span text:style-name="T4">;</text:span></text:p>
        </text:list-item>
        <text:list-item>
          <text:p text:style-name="P18"><text:span text:style-name="T7">п</text:span><text:span text:style-name="T4">рактичность</text:span><text:span text:style-name="T12">.</text:span></text:p>
        </text:list-item>
      </text:list>
      <text:p text:style-name="P5"/>
      <text:p text:style-name="P5">Risk Issues</text:p>
      <text:p text:style-name="P4"><text:span text:style-name="T4">Так как работоспособность программы </text:span><text:span text:style-name="T9">во многом</text:span><text:span text:style-name="T4"> зависит от базы данных, то к </text:span><text:span text:style-name="T9">основным </text:span><text:span text:style-name="T4">рискам можно отнести отказ в работе </text:span><text:span text:style-name="T8">сервера, хранящего </text:span><text:span text:style-name="T4">базы данных.</text:span></text:p>
      <text:p text:style-name="P5"/>
      <text:p text:style-name="P2"><text:span text:style-name="T1">Features</text:span><text:span text:style-name="T10"> </text:span><text:span text:style-name="T1">to</text:span><text:span text:style-name="T10"> </text:span><text:span text:style-name="T1">be</text:span><text:span text:style-name="T10"> </text:span><text:span text:style-name="T1">Tested</text:span></text:p>
      <text:p text:style-name="P9">Тестированию в нашем приложении подвергнутся:</text:p>
      <text:list xml:id="list2649404823612430262" text:style-name="L2">
        <text:list-item>
          <text:p text:style-name="P19">Функциональные требования приложения:</text:p>
          <text:list>
            <text:list-item>
              <text:p text:style-name="P20">Возможность создания, редактирования и удаления задач.</text:p>
            </text:list-item>
            <text:list-item>
              <text:p text:style-name="P20">Сохранение задач в базе данных и восстановление этой информации при очередном открытии приложения.</text:p>
            </text:list-item>
            <text:list-item>
              <text:p text:style-name="P20">Система оповещений в случае истечения срока выполнения задачи.</text:p>
            </text:list-item>
          </text:list>
        </text:list-item>
        <text:list-item>
          <text:p text:style-name="P19">Нефункциональные требования:</text:p>
          <text:list>
            <text:list-item>
              <text:p text:style-name="P20">Кроссплатформенность.</text:p>
            </text:list-item>
            <text:list-item>
              <text:p text:style-name="P20">Надежность.</text:p>
            </text:list-item>
          </text:list>
        </text:list-item>
        <text:list-item>
          <text:p text:style-name="P19">Сценарии использования данного приложения:</text:p>
          <text:list>
            <text:list-item>
              <text:p text:style-name="P21">Введение задач в одну из таблиц.</text:p>
            </text:list-item>
            <text:list-item>
              <text:p text:style-name="P21">Удаление задачи в одной из таблиц.</text:p>
            </text:list-item>
            <text:list-item>
              <text:p text:style-name="P21">Редактирование задачи одной из таблиц.</text:p>
            </text:list-item>
          </text:list>
        </text:list-item>
      </text:list>
      <text:p text:style-name="P10"/>
      <text:p text:style-name="P5">Test Approach</text:p>
      <text:list xml:id="list8273408966538283782" text:style-name="L3">
        <text:list-item>
          <text:p text:style-name="P22">Модульное тестирование.</text:p>
        </text:list-item>
        <text:list-item>
          <text:p text:style-name="P22">Функциональное тестирование.</text:p>
        </text:list-item>
        <text:list-item>
          <text:p text:style-name="P22">Юзабилити-тестирование.</text:p>
        </text:list-item>
      </text:list>
      <text:p text:style-name="P11"/>
      <text:p text:style-name="P11"/>
      <text:p text:style-name="P11"/>
      <text:p text:style-name="P5"><text:soft-page-break/>Pass / Fail Criteria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9">ID</text:p>
          </table:table-cell>
          <table:table-cell table:style-name="Таблица1.A1" office:value-type="string">
            <text:p text:style-name="P48">Описание</text:p>
          </table:table-cell>
          <table:table-cell table:style-name="Таблица1.A1" office:value-type="string">
            <text:p text:style-name="P48">Список действий</text:p>
          </table:table-cell>
          <table:table-cell table:style-name="Таблица1.D1" office:value-type="string">
            <text:p text:style-name="P48">Ожидаемый результат</text:p>
          </table:table-cell>
        </table:table-row>
        <table:table-row table:style-name="Таблица1.1">
          <table:table-cell table:style-name="Таблица1.A2" office:value-type="string">
            <text:p text:style-name="P48">1</text:p>
          </table:table-cell>
          <table:table-cell table:style-name="Таблица1.A2" office:value-type="string">
            <text:p text:style-name="P56"><text:span text:style-name="T16">Проверка варианта использования </text:span><text:span text:style-name="T17">“</text:span><text:span text:style-name="T16">Создать задачу</text:span><text:span text:style-name="T17">”</text:span></text:p>
          </table:table-cell>
          <table:table-cell table:style-name="Таблица1.A2" office:value-type="string">
            <text:list xml:id="list3171115330167338710" text:style-name="WW8Num2">
              <text:list-item>
                <text:p text:style-name="P40">Запустить приложение.</text:p>
              </text:list-item>
              <text:list-item>
                <text:p text:style-name="P49"><text:span text:style-name="T16">Нажать кнопку «</text:span><text:span text:style-name="T17">Add</text:span><text:span text:style-name="T16">» той таблицы, в которую нужно добавить задачу.</text:span></text:p>
              </text:list-item>
              <text:list-item>
                <text:p text:style-name="P40">Ввести данные в появившемся окошке.</text:p>
              </text:list-item>
              <text:list-item>
                <text:p text:style-name="P49"><text:span text:style-name="T16">Нажать кнопку «</text:span><text:span text:style-name="T17">Ok</text:span><text:span text:style-name="T16">» в окошке.</text:span></text:p>
              </text:list-item>
            </text:list>
          </table:table-cell>
          <table:table-cell table:style-name="Таблица1.D2" office:value-type="string">
            <text:p text:style-name="P56"><text:span text:style-name="T16">В той таблице, для которой была нажата кнопка «</text:span><text:span text:style-name="T17">Add</text:span><text:span text:style-name="T16">» должна появится задача с выбранными параметрами.</text:span></text:p>
          </table:table-cell>
        </table:table-row>
        <table:table-row table:style-name="Таблица1.1">
          <table:table-cell table:style-name="Таблица1.A2" office:value-type="string">
            <text:p text:style-name="P48">2</text:p>
          </table:table-cell>
          <table:table-cell table:style-name="Таблица1.A2" office:value-type="string">
            <text:p text:style-name="P56"><text:span text:style-name="T16">Проверка варианта использования </text:span><text:span text:style-name="T17">“</text:span><text:span text:style-name="T16">Создать задачу</text:span><text:span text:style-name="T17">” </text:span><text:span text:style-name="T16">с пустым полем имени задачи</text:span></text:p>
          </table:table-cell>
          <table:table-cell table:style-name="Таблица1.A2" office:value-type="string">
            <text:list xml:id="list5453704620045929939" text:style-name="WW8Num3">
              <text:list-item>
                <text:p text:style-name="P41">Запустить приложение.</text:p>
              </text:list-item>
              <text:list-item>
                <text:p text:style-name="P51"><text:span text:style-name="T16">Нажать кнопку «</text:span><text:span text:style-name="T17">Add</text:span><text:span text:style-name="T16">» той таблицы, в которую нужно добавить задачу.</text:span></text:p>
              </text:list-item>
              <text:list-item>
                <text:p text:style-name="P51"><text:span text:style-name="T16">Ввести данные в появившемся окошке во все поля кроме поля </text:span><text:span text:style-name="T17">Name.</text:span></text:p>
              </text:list-item>
              <text:list-item>
                <text:p text:style-name="P51"><text:span text:style-name="T16">Нажать кнопку «</text:span><text:span text:style-name="T17">Okay</text:span><text:span text:style-name="T16">» в окошке.</text:span></text:p>
              </text:list-item>
            </text:list>
          </table:table-cell>
          <table:table-cell table:style-name="Таблица1.D2" office:value-type="string">
            <text:p text:style-name="P56"><text:span text:style-name="T16">Состояние таблиц не должно изменится.</text:span></text:p>
          </table:table-cell>
        </table:table-row>
        <table:table-row table:style-name="Таблица1.1">
          <table:table-cell table:style-name="Таблица1.A2" office:value-type="string">
            <text:p text:style-name="P48">3</text:p>
          </table:table-cell>
          <table:table-cell table:style-name="Таблица1.A2" office:value-type="string">
            <text:p text:style-name="P48">Проверка варианта использования «Редактировать созданные задачи»</text:p>
          </table:table-cell>
          <table:table-cell table:style-name="Таблица1.A2" office:value-type="string">
            <text:list xml:id="list3535672899076795310" text:style-name="WW8Num4">
              <text:list-item>
                <text:p text:style-name="P42">Запустить приложение.</text:p>
              </text:list-item>
              <text:list-item>
                <text:p text:style-name="P42">Выбрать задачу в одной из таблиц.</text:p>
              </text:list-item>
              <text:list-item>
                <text:p text:style-name="P52"><text:span text:style-name="T16">Нажать кнопку «</text:span><text:span text:style-name="T17">Edit</text:span><text:span text:style-name="T16">».</text:span></text:p>
              </text:list-item>
              <text:list-item>
                <text:p text:style-name="P42">Ввести измененные данные в появившемся окошке.</text:p>
              </text:list-item>
              <text:list-item>
                <text:p text:style-name="P52"><text:span text:style-name="T16">Нажать кнопку </text:span><text:span text:style-name="T17">“Okay” </text:span><text:span text:style-name="T16">в окошке.</text:span></text:p>
              </text:list-item>
            </text:list>
          </table:table-cell>
          <table:table-cell table:style-name="Таблица1.D2" office:value-type="string">
            <text:p text:style-name="P56"><text:span text:style-name="T16">Параметры выбранной задачи должны изменится.</text:span></text:p>
          </table:table-cell>
        </table:table-row>
        <table:table-row table:style-name="Таблица1.1">
          <table:table-cell table:style-name="Таблица1.A2" office:value-type="string">
            <text:p text:style-name="P48">4</text:p>
          </table:table-cell>
          <table:table-cell table:style-name="Таблица1.A2" office:value-type="string">
            <text:p text:style-name="P48">Проверка варианта использования «Редактировать созданные задачи» с пустым полем имени задачи</text:p>
          </table:table-cell>
          <table:table-cell table:style-name="Таблица1.A2" office:value-type="string">
            <text:list xml:id="list5590340162493737532" text:style-name="WW8Num5">
              <text:list-item>
                <text:p text:style-name="P44">Запустить приложение.</text:p>
              </text:list-item>
              <text:list-item>
                <text:p text:style-name="P44">Выбрать задачу в одной из таблиц.</text:p>
              </text:list-item>
              <text:list-item>
                <text:p text:style-name="P53"><text:span text:style-name="T16">Нажать кнопку «</text:span><text:span text:style-name="T17">Edit</text:span><text:span text:style-name="T16">».</text:span></text:p>
              </text:list-item>
              <text:list-item>
                <text:p text:style-name="P53"><text:span text:style-name="T16">Ввести измененные данные в появившемся окошке. Поле </text:span><text:span text:style-name="T17">Name </text:span><text:span text:style-name="T16">должно быть пустым</text:span></text:p>
              </text:list-item>
              <text:list-item>
                <text:p text:style-name="P53"><text:span text:style-name="T16">Нажать кнопку </text:span><text:span text:style-name="T17">“Okay” </text:span><text:span text:style-name="T16">в окошке.</text:span></text:p>
              </text:list-item>
            </text:list>
          </table:table-cell>
          <table:table-cell table:style-name="Таблица1.D2" office:value-type="string">
            <text:p text:style-name="P48">Состояние задачи в таблице не изменилось.</text:p>
          </table:table-cell>
        </table:table-row>
        <table:table-row table:style-name="Таблица1.1">
          <table:table-cell table:style-name="Таблица1.A2" office:value-type="string">
            <text:p text:style-name="P48">5</text:p>
          </table:table-cell>
          <table:table-cell table:style-name="Таблица1.A2" office:value-type="string">
            <text:p text:style-name="P48">Проверка варианта использования «Удалить созданные <text:soft-page-break/>задачи»</text:p>
          </table:table-cell>
          <table:table-cell table:style-name="Таблица1.A2" office:value-type="string">
            <text:list xml:id="list4178833188583916914" text:style-name="WW8Num6">
              <text:list-item>
                <text:p text:style-name="P45">Запустить приложение.</text:p>
              </text:list-item>
              <text:list-item>
                <text:p text:style-name="P45">Выбрать задачу в одной из таблиц.</text:p>
              </text:list-item>
              <text:list-item>
                <text:p text:style-name="P54"><text:span text:style-name="T16">Нажать кнопку «</text:span><text:span text:style-name="T17">Delete</text:span><text:span text:style-name="T16">».</text:span></text:p>
              </text:list-item>
            </text:list>
          </table:table-cell>
          <table:table-cell table:style-name="Таблица1.D2" office:value-type="string">
            <text:p text:style-name="P48">Выбранная задача исчезла из таблицы.</text:p>
          </table:table-cell>
        </table:table-row>
        <table:table-row table:style-name="Таблица1.1">
          <table:table-cell table:style-name="Таблица1.A2" office:value-type="string">
            <text:p text:style-name="P48">6</text:p>
          </table:table-cell>
          <table:table-cell table:style-name="Таблица1.A2" office:value-type="string">
            <text:p text:style-name="P48">Проверка варианта использования «Сообщить об окончании срока выполнения задачи»</text:p>
          </table:table-cell>
          <table:table-cell table:style-name="Таблица1.A2" office:value-type="string">
            <text:list xml:id="list7140173635926858440" text:style-name="WW8Num7">
              <text:list-item>
                <text:p text:style-name="P46">Запустить приложение.</text:p>
              </text:list-item>
              <text:list-item>
                <text:p text:style-name="P46">Создать задачу.</text:p>
              </text:list-item>
              <text:list-item>
                <text:p text:style-name="P46">Ждать, пока не подойдет срок выполнения задачи.</text:p>
              </text:list-item>
            </text:list>
          </table:table-cell>
          <table:table-cell table:style-name="Таблица1.D2" office:value-type="string">
            <text:p text:style-name="P48">По окончании срока выполнения задачи должно появиться окошко с напоминанием о дедлайне.</text:p>
          </table:table-cell>
        </table:table-row>
        <table:table-row table:style-name="Таблица1.1">
          <table:table-cell table:style-name="Таблица1.A2" office:value-type="string">
            <text:p text:style-name="P48">7</text:p>
          </table:table-cell>
          <table:table-cell table:style-name="Таблица1.A2" office:value-type="string">
            <text:p text:style-name="P48">Проверка функционального требования «Загрузка данных из БД»</text:p>
          </table:table-cell>
          <table:table-cell table:style-name="Таблица1.A2" office:value-type="string">
            <text:list xml:id="list6563118230002527995" text:style-name="WW8Num8">
              <text:list-item>
                <text:p text:style-name="P47">Запустить приложение.</text:p>
              </text:list-item>
              <text:list-item>
                <text:p text:style-name="P55"><text:span text:style-name="T16">Выполнить тестовые сценарии </text:span><text:span text:style-name="T17">1, </text:span><text:span text:style-name="T16">3, 5</text:span></text:p>
              </text:list-item>
              <text:list-item>
                <text:p text:style-name="P47">Закрыть приложение.</text:p>
              </text:list-item>
              <text:list-item>
                <text:p text:style-name="P47">Запустить приложение.</text:p>
              </text:list-item>
            </text:list>
          </table:table-cell>
          <table:table-cell table:style-name="Таблица1.D2" office:value-type="string">
            <text:p text:style-name="P48">После запуска приложения таблицы должны быть в том же состоянии, что и до закрытия.</text:p>
          </table:table-cell>
        </table:table-row>
        <table:table-row table:style-name="Таблица1.1">
          <table:table-cell table:style-name="Таблица1.A2" office:value-type="string">
            <text:p text:style-name="P48">8</text:p>
          </table:table-cell>
          <table:table-cell table:style-name="Таблица1.A2" office:value-type="string">
            <text:p text:style-name="P48">Проверка нефункционального требования «Кроссплатформенность»</text:p>
          </table:table-cell>
          <table:table-cell table:style-name="Таблица1.A2" office:value-type="string">
            <text:list xml:id="list6306470983027705769" text:style-name="WW8Num9">
              <text:list-item>
                <text:p text:style-name="P24">Запустить приложение с использованием различных операционных систем.</text:p>
              </text:list-item>
            </text:list>
          </table:table-cell>
          <table:table-cell table:style-name="Таблица1.D2" office:value-type="string">
            <text:p text:style-name="P48">Работа приложения в различных операционных системах идентична.</text:p>
          </table:table-cell>
        </table:table-row>
        <table:table-row table:style-name="Таблица1.1">
          <table:table-cell table:style-name="Таблица1.A2" office:value-type="string">
            <text:p text:style-name="P48">9</text:p>
          </table:table-cell>
          <table:table-cell table:style-name="Таблица1.A2" office:value-type="string">
            <text:p text:style-name="P48">Проверка нефункционального требования «Надежность»</text:p>
          </table:table-cell>
          <table:table-cell table:style-name="Таблица1.A2" office:value-type="string">
            <text:p text:style-name="P26"><text:span text:style-name="T18">В среде разработки приложения запустить </text:span><text:span text:style-name="T17">J</text:span><text:span text:style-name="T16">U</text:span><text:span text:style-name="T17">nit</text:span><text:span text:style-name="T18"> тесты. </text:span></text:p>
            <text:p text:style-name="P27">В результате корректной отработки тестов можно сказать, что время ожидания менее 1 секунды. </text:p>
          </table:table-cell>
          <table:table-cell table:style-name="Таблица1.D2" office:value-type="string">
            <text:p text:style-name="P48">Программа прошла временные тесты, время выполнения команд меньше одной секунды.</text:p>
          </table:table-cell>
        </table:table-row>
      </table:table>
      <text:p text:style-name="P29">Conclusion</text:p>
      <text:p text:style-name="P12">Результатом тестирования должно являться подтверждение выполнения приложением заявленных атрибутов качества. Представленные тесты покрывают функциональные и нефункциональные требования, а также заявленные варианты использовани<text:bookmark text:name="_GoBack"/>я данного прило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6S</meta:editing-duration>
    <meta:editing-cycles>5</meta:editing-cycles>
    <meta:generator>LibreOffice/4.4.5.2$Windows_x86 LibreOffice_project/a22f674fd25a3b6f45bdebf25400ed2adff0ff99</meta:generator>
    <dc:date>2015-11-30T19:45:15.094000000</dc:date>
    <meta:document-statistic meta:table-count="1" meta:image-count="0" meta:object-count="0" meta:page-count="3" meta:paragraph-count="92" meta:word-count="567" meta:character-count="4153" meta:non-whitespace-character-count="3722"/>
    <meta:user-defined meta:name="Info 1"/>
    <meta:user-defined meta:name="Info 2"/>
    <meta:user-defined meta:name="Info 3"/>
    <meta:user-defined meta:name="Info 4"/>
  </office:meta>
</office:document-meta>
</file>